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883" officeooo:paragraph-rsid="0005a883"/>
    </style:style>
    <style:style style:name="P2" style:family="paragraph" style:parent-style-name="Standard">
      <style:text-properties fo:color="#800000" officeooo:rsid="0005a883" officeooo:paragraph-rsid="0005a883"/>
    </style:style>
    <style:style style:name="P3" style:family="paragraph" style:parent-style-name="Standard">
      <style:text-properties fo:color="#800000" officeooo:rsid="00070c4a" officeooo:paragraph-rsid="00070c4a"/>
    </style:style>
    <style:style style:name="P4" style:family="paragraph" style:parent-style-name="Standard">
      <style:text-properties fo:color="#800000" officeooo:rsid="0008bfe3" officeooo:paragraph-rsid="0008bfe3"/>
    </style:style>
    <style:style style:name="P5" style:family="paragraph" style:parent-style-name="Standard">
      <style:text-properties officeooo:rsid="00070c4a" officeooo:paragraph-rsid="00070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Dataset=15 prots</text:p>
      <text:p text:style-name="P4"/>
      <text:p text:style-name="P2">C VARIABLE EQUAL TO: <text:s/>1</text:p>
      <text:p text:style-name="P2">LINEAR KERNEL TYPE</text:p>
      <text:p text:style-name="P2">RESULTS FOR SLIDING WINDOW <text:s/>35</text:p>
      <text:p text:style-name="P1">Confusion matrix, without normalization</text:p>
      <text:p text:style-name="P1">[[4535 <text:s/>630]</text:p>
      <text:p text:style-name="P1"><text:s/>[ 819 1018]]</text:p>
      <text:p text:style-name="P1">Normalized confusion matrix</text:p>
      <text:p text:style-name="P1">[[ 0.87802517 <text:s/>0.12197483]</text:p>
      <text:p text:style-name="P1"><text:s/>[ 0.4458356 <text:s text:c="2"/>0.5541644 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5 <text:s text:c="5"/>0.88 <text:s text:c="5"/>0.86 <text:s text:c="5"/>5165</text:p>
      <text:p text:style-name="P1">Class 1 == beta barrel <text:s text:c="6"/>0.62 <text:s text:c="5"/>0.55 <text:s text:c="5"/>0.58 <text:s text:c="5"/>1837</text:p>
      <text:p text:style-name="P1"/>
      <text:p text:style-name="P1"><text:s text:c="11"/>avg / total <text:s text:c="6"/>0.79 <text:s text:c="5"/>0.79 <text:s text:c="5"/>0.79 <text:s text:c="5"/>7002</text:p>
      <text:p text:style-name="P1"/>
      <text:p text:style-name="P1">[ 0.80228408 <text:s/>0.78872234 <text:s/>0.77214286 <text:s/>0.81428571 <text:s/>0.78785714]</text:p>
      <text:p text:style-name="P1">The accuracy for a sliding window of 35: 0.7931 (+/- 0.0286)</text:p>
      <text:p text:style-name="P1">Cross-Predicted Accuracy: -0.0693281745933</text:p>
      <text:p text:style-name="P1"/>
      <text:p text:style-name="P1"/>
      <text:p text:style-name="P1"/>
      <text:p text:style-name="P2">C VARIABLE EQUAL TO: <text:s/>10</text:p>
      <text:p text:style-name="P1">LINEAR KERNEL TYPE</text:p>
      <text:p text:style-name="P1">RESULTS FOR SLIDING WINDOW <text:s/>35</text:p>
      <text:p text:style-name="P1">Confusion matrix, without normalization</text:p>
      <text:p text:style-name="P1">[[4496 <text:s/>669]</text:p>
      <text:p text:style-name="P1"><text:s/>[ 806 1031]]</text:p>
      <text:p text:style-name="P1">Normalized confusion matrix</text:p>
      <text:p text:style-name="P1">[[ 0.87047435 <text:s/>0.12952565]</text:p>
      <text:p text:style-name="P1"><text:s/>[ 0.43875885 <text:s/>0.56124115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5 <text:s text:c="5"/>0.87 <text:s text:c="5"/>0.86 <text:s text:c="5"/>5165</text:p>
      <text:p text:style-name="P1">Class 1 == beta barrel <text:s text:c="6"/>0.61 <text:s text:c="5"/>0.56 <text:s text:c="5"/>0.58 <text:s text:c="5"/>1837</text:p>
      <text:p text:style-name="P1"/>
      <text:p text:style-name="P1"><text:s text:c="11"/>avg / total <text:s text:c="6"/>0.78 <text:s text:c="5"/>0.79 <text:s text:c="5"/>0.79 <text:s text:c="5"/>7002</text:p>
      <text:p text:style-name="P1"/>
      <text:p text:style-name="P1">[ 0.79514632 <text:s/>0.78301213 <text:s/>0.77357143 <text:s/>0.81285714 <text:s/>0.78214286]</text:p>
      <text:p text:style-name="P1">The accuracy for a sliding window of 35: 0.7893 (+/- 0.0272)</text:p>
      <text:p text:style-name="P1">Cross-Predicted Accuracy: -0.0885155676502</text:p>
      <text:p text:style-name="P1"/>
      <text:p text:style-name="P1"/>
      <text:p text:style-name="P1"/>
      <text:p text:style-name="P2">C VARIABLE EQUAL TO: <text:s/>100</text:p>
      <text:p text:style-name="P1">LINEAR KERNEL TYPE</text:p>
      <text:p text:style-name="P1"><text:soft-page-break/>RESULTS FOR SLIDING WINDOW <text:s/>35</text:p>
      <text:p text:style-name="P1">Confusion matrix, without normalization</text:p>
      <text:p text:style-name="P1">[[4485 <text:s/>680]</text:p>
      <text:p text:style-name="P1"><text:s/>[ 803 1034]]</text:p>
      <text:p text:style-name="P1">Normalized confusion matrix</text:p>
      <text:p text:style-name="P1">[[ 0.86834463 <text:s/>0.13165537]</text:p>
      <text:p text:style-name="P1"><text:s/>[ 0.43712575 <text:s/>0.56287425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5 <text:s text:c="5"/>0.87 <text:s text:c="5"/>0.86 <text:s text:c="5"/>5165</text:p>
      <text:p text:style-name="P1">Class 1 == beta barrel <text:s text:c="6"/>0.60 <text:s text:c="5"/>0.56 <text:s text:c="5"/>0.58 <text:s text:c="5"/>1837</text:p>
      <text:p text:style-name="P1"/>
      <text:p text:style-name="P1"><text:s text:c="11"/>avg / total <text:s text:c="6"/>0.78 <text:s text:c="5"/>0.79 <text:s text:c="5"/>0.79 <text:s text:c="5"/>7002</text:p>
      <text:p text:style-name="P1"/>
      <text:p text:style-name="P1">[ 0.79229122 <text:s/>0.78443969 <text:s/>0.77071429 <text:s/>0.81071429 <text:s/>0.78285714]</text:p>
      <text:p text:style-name="P1">The accuracy for a sliding window of 35: 0.7882 (+/- 0.0264)</text:p>
      <text:p text:style-name="P1">Cross-Predicted Accuracy: -0.0944193808985</text:p>
      <text:p text:style-name="P1"/>
      <text:p text:style-name="P5">C VARIABLE EQUAL TO: <text:s/>0.0001</text:p>
      <text:p text:style-name="P5">LINEAR KERNEL TYPE</text:p>
      <text:p text:style-name="P5">RESULTS FOR SLIDING WINDOW <text:s/>35</text:p>
      <text:p text:style-name="P5">Confusion matrix, without normalization</text:p>
      <text:p text:style-name="P5">[[5165 <text:s text:c="3"/>0]</text:p>
      <text:p text:style-name="P5"><text:s/>[1837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4 <text:s text:c="5"/>1.00 <text:s text:c="5"/>0.85 <text:s text:c="5"/>5165</text:p>
      <text:p text:style-name="P5">Class 1 == beta barrel <text:s text:c="6"/>0.00 <text:s text:c="5"/>0.00 <text:s text:c="5"/>0.00 <text:s text:c="5"/>1837</text:p>
      <text:p text:style-name="P5"/>
      <text:p text:style-name="P5"><text:s text:c="11"/>avg / total <text:s text:c="6"/>0.54 <text:s text:c="5"/>0.74 <text:s text:c="5"/>0.63 <text:s text:c="5"/>7002</text:p>
      <text:p text:style-name="P5"/>
      <text:p text:style-name="P5">[ 0.73733048 <text:s/>0.73733048 <text:s/>0.73785714 <text:s/>0.73785714 <text:s/>0.73785714]</text:p>
      <text:p text:style-name="P5">The accuracy for a sliding window of 35: 0.7376 (+/- 0.0005)</text:p>
      <text:p text:style-name="P5">Cross-Predicted Accuracy: -0.355663117135</text:p>
      <text:p text:style-name="P5"/>
      <text:p text:style-name="P5"/>
      <text:p text:style-name="P5"/>
      <text:p text:style-name="P3">C VARIABLE EQUAL TO: <text:s/>0.001</text:p>
      <text:p text:style-name="P3">LINEAR KERNEL TYPE</text:p>
      <text:p text:style-name="P3">RESULTS FOR SLIDING WINDOW <text:s/>35</text:p>
      <text:p text:style-name="P5">Confusion matrix, without normalization</text:p>
      <text:p text:style-name="P5">[[5165 <text:s text:c="3"/>0]</text:p>
      <text:p text:style-name="P5"><text:soft-page-break/><text:s/>[1837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4 <text:s text:c="5"/>1.00 <text:s text:c="5"/>0.85 <text:s text:c="5"/>5165</text:p>
      <text:p text:style-name="P5">Class 1 == beta barrel <text:s text:c="6"/>0.00 <text:s text:c="5"/>0.00 <text:s text:c="5"/>0.00 <text:s text:c="5"/>1837</text:p>
      <text:p text:style-name="P5"/>
      <text:p text:style-name="P5"><text:s text:c="11"/>avg / total <text:s text:c="6"/>0.54 <text:s text:c="5"/>0.74 <text:s text:c="5"/>0.63 <text:s text:c="5"/>7002</text:p>
      <text:p text:style-name="P5"/>
      <text:p text:style-name="P5">[ 0.73733048 <text:s/>0.73733048 <text:s/>0.73785714 <text:s/>0.73785714 <text:s/>0.73785714]</text:p>
      <text:p text:style-name="P5">The accuracy for a sliding window of 35: 0.7376 (+/- 0.0005)</text:p>
      <text:p text:style-name="P5">Cross-Predicted Accuracy: -0.355663117135</text:p>
      <text:p text:style-name="P5"/>
      <text:p text:style-name="P5"/>
      <text:p text:style-name="P5"/>
      <text:p text:style-name="P3">C VARIABLE EQUAL TO: <text:s/>0.01</text:p>
      <text:p text:style-name="P3">LINEAR KERNEL TYPE</text:p>
      <text:p text:style-name="P3">RESULTS FOR SLIDING WINDOW <text:s/>35</text:p>
      <text:p text:style-name="P5">Confusion matrix, without normalization</text:p>
      <text:p text:style-name="P5">[[5097 <text:s text:c="2"/>68]</text:p>
      <text:p text:style-name="P5"><text:s/>[1622 <text:s/>215]]</text:p>
      <text:p text:style-name="P5">Normalized confusion matrix</text:p>
      <text:p text:style-name="P5">[[ 0.98683446 <text:s/>0.01316554]</text:p>
      <text:p text:style-name="P5"><text:s/>[ 0.88296135 <text:s/>0.11703865]]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6 <text:s text:c="5"/>0.99 <text:s text:c="5"/>0.86 <text:s text:c="5"/>5165</text:p>
      <text:p text:style-name="P5">Class 1 == beta barrel <text:s text:c="6"/>0.76 <text:s text:c="5"/>0.12 <text:s text:c="5"/>0.20 <text:s text:c="5"/>1837</text:p>
      <text:p text:style-name="P5"/>
      <text:p text:style-name="P5"><text:s text:c="11"/>avg / total <text:s text:c="6"/>0.76 <text:s text:c="5"/>0.76 <text:s text:c="5"/>0.69 <text:s text:c="5"/>7002</text:p>
      <text:p text:style-name="P5"/>
      <text:p text:style-name="P5">[ 0.76945039 <text:s/>0.74803712 <text:s/>0.75571429 <text:s/>0.76 <text:s text:c="7"/>0.76 <text:s text:c="5"/>]</text:p>
      <text:p text:style-name="P5">The accuracy for a sliding window of 35: 0.7586 (+/- 0.0139)</text:p>
      <text:p text:style-name="P5">Cross-Predicted Accuracy: -0.247180548698</text:p>
      <text:p text:style-name="P5"/>
      <text:p text:style-name="P3">C VARIABLE EQUAL TO: <text:s/>0.1</text:p>
      <text:p text:style-name="P3">LINEAR KERNEL TYPE</text:p>
      <text:p text:style-name="P3">RESULTS FOR SLIDING WINDOW <text:s/>35</text:p>
      <text:p text:style-name="P5">Confusion matrix, without normalization</text:p>
      <text:p text:style-name="P5">[[4608 <text:s/>557]</text:p>
      <text:p text:style-name="P5"><text:s/>[ 894 <text:s/>943]]</text:p>
      <text:p text:style-name="P5">Normalized confusion matrix</text:p>
      <text:p text:style-name="P5">[[ 0.89215876 <text:s/>0.10784124]</text:p>
      <text:p text:style-name="P5"><text:soft-page-break/><text:s/>[ 0.48666304 <text:s/>0.51333696]]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84 <text:s text:c="5"/>0.89 <text:s text:c="5"/>0.86 <text:s text:c="5"/>5165</text:p>
      <text:p text:style-name="P5">Class 1 == beta barrel <text:s text:c="6"/>0.63 <text:s text:c="5"/>0.51 <text:s text:c="5"/>0.57 <text:s text:c="5"/>1837</text:p>
      <text:p text:style-name="P5"/>
      <text:p text:style-name="P5"><text:s text:c="11"/>avg / total <text:s text:c="6"/>0.78 <text:s text:c="5"/>0.79 <text:s text:c="5"/>0.79 <text:s text:c="5"/>7002</text:p>
      <text:p text:style-name="P5"/>
      <text:p text:style-name="P5">[ 0.80228408 <text:s/>0.78800857 <text:s/>0.76642857 <text:s/>0.80857143 <text:s/>0.79857143]</text:p>
      <text:p text:style-name="P5">The accuracy for a sliding window of 35: 0.7928 (+/- 0.0295)</text:p>
      <text:p text:style-name="P5">Cross-Predicted Accuracy: -0.070804127905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06:37.196404381</meta:creation-date>
    <dc:date>2018-03-07T15:25:09.258223727</dc:date>
    <meta:editing-duration>PT8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17" meta:word-count="598" meta:character-count="4880" meta:non-whitespace-character-count="3544"/>
  </office:meta>
</office:document-meta>
</file>